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7405013957403213149"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3960313960952169876"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4900389087285779493"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960219466752614948"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7050570537394619049"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6419070115074928433"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1785358175363497375"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3084521440820576388"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989630353611646200"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4101876340345055184"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5231099651258701501"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5926611736644854486"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2955976559803503601"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4089099260420815852" text:style-name="L14">
        <text:list-item>
          <text:p text:style-name="P29">single target damage effect </text:p>
        </text:list-item>
        <text:list-item>
          <text:p text:style-name="P29">aoe damage effect DONE</text:p>
        </text:list-item>
      </text:list>
      <text:p text:style-name="P8">Fix knockdown/standup on defenders DONE</text:p>
      <text:list xml:id="list3384468194356273091"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6247236359072487999"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271238458220277644"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6714255389933886732"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233179544326997381"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1211151372561090910"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173168837352405554"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5473849502319855239"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7945678964006947209"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2970063568929367415"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2957568935929103381"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1872303910531224873"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3506600442738540427"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6717685889930697455"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1062677008816163180"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5639886744163013781"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1266614476976517983"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1314271839868838079"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209722349898468331"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6774433219583503289"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7588354025037873366"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8117731276868555594"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4562425303530356681"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5980497129734122310"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1601415768334379687"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8228268136890914928"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8437365664088361056"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8020774830099934596"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494039141452794647"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6648010971582671778"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8524170392797775625"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5505122767504918338"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5946420281746072582"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3074115215822484498"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5570667610362876910"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3058987111019946151"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3102938008668833060"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8017800009818333804"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3126555281143308599"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5635430010370695397" text:style-name="L54">
        <text:list-item>
          <text:p text:style-name="P69"><text:s/>See notes in design notes document</text:p>
        </text:list-item>
      </text:list>
      <text:p text:style-name="P4">Sprint 39: Rework Necromancer enemy (completed 28/10/19)</text:p>
      <text:list xml:id="list4865249367472772256"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8403376385593867589"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8582227682515438646" text:style-name="L57">
        <text:list-item>
          <text:p text:style-name="P72">item card looks ugly: redesign item card view DONE</text:p>
        </text:list-item>
        <text:list-item>
          <text:p text:style-name="P72">use STS card templates, or find a new card template DONE</text:p>
        </text:list-item>
      </text:list>
      <text:p text:style-name="P8"/>
      <text:list xml:id="list3091618800075752650" text:style-name="L58">
        <text:list-item>
          <text:p text:style-name="P73">find better item sprites DONE</text:p>
        </text:list-item>
      </text:list>
      <text:p text:style-name="P4">Sprint 42: Remove spell info box, implement ability info panels (completed 31/10/19)</text:p>
      <text:list xml:id="list856557522787050323" text:style-name="L59">
        <text:list-item>
          <text:p text:style-name="P74"><text:soft-page-break/>review scripts from sci fi game</text:p>
        </text:list-item>
      </text:list>
      <text:p text:style-name="P4">Sprint 43: Reward Screen updates + UI view updates (completed 31/10/19)</text:p>
      <text:list xml:id="list684408855187160735"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1097922636127725702"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2516671387679405038"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2323742241406864999"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8364128802770684758"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1471995435645202102"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7375940395173974162"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356629448948192665"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2966273963489377083"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1075673270979069223"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8729164099346776465"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7494517507731434825"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5416329962419088795"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894017092373871074"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4688759061373062057"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2688865885808155332"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35183924499041922"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4985149728981880498"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4405123065635802005"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958037217524976747"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9150065478025722236"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3481169474162507439" text:style-name="L81">
        <text:list-item>
          <text:p text:style-name="P96">text logic also edits ability info panel text fields (just for the starting defender abilities) DONE</text:p>
        </text:list-item>
      </text:list>
      <text:p text:style-name="P8">Play Test</text:p>
      <text:list xml:id="list2967041207335094151" text:style-name="L82">
        <text:list-item>
          <text:p text:style-name="P97">Play the game and hunt/squash bugs</text:p>
        </text:list-item>
      </text:list>
      <text:p text:style-name="P8">Controls</text:p>
      <text:list xml:id="list3523310001191986754"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4724141102024529920"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7286292851556689887"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7644984632786250381"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5813268944979968796"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5198567417554657416"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6835200049715610453"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2364025331876552238"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8534441211817752020"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2741359559579445945"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7517291261773840123"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1036217839900878831"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4018547874485781829"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1459631929533847063"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2444469095435049186"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4398827729574065495"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327562697168590007"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4800257134471715469"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4290742660287756792"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1538477149515654368"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2860385053738313904"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7800021034908173509"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1730391020679096011"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41943931482722148"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3512116629360919377"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323028413680935905"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5517713680726773500"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2144232725698991715"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4601805571926055438"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8498709134155207968"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9201240747041976370"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234750752455049025"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6289845859119008360"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6539366189398911423"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6478409515221348592"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5045268096611808057"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4137527609740061590"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8824571999531464207"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1099113806640893426"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1355336633860056145"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6205414265430203029"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880087994418203234"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3278900023214130128"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8954411812025438955"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313442868563316573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1680011473746943177"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502771410883542293"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6292485116202489564"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773743234279011358"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779613673389309924"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2252892838638702723"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5696001068881402575"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2396310948390540606"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9066935930802214502"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4519644721248364467"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6850198366164603959"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2448383617466248233"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3306498679996270374"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2412318711442102829"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7168818946440673573"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1776715884192123055"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6911209296642017508"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561956928159866952"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7886051429661710716"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5603589030829235653"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5496914320043057870"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6131073611572612945"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4586942431955116840"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1081748696212250469"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6575686424187276682"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2618986615499436145"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6723950646698580322"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8438619514051405879"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3661096969342023068"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9016802499172210710"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1238429414375134862"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4098443670453473316"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9097390527728014837"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2617673175476946805"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1096928876983615849"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4189677179343678289"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1528796619740793152"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3653753415763611643"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292753815197416804"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6843854992605454654"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5962982853494038360"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3069246290563253198"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8635960705143813157"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5878516252708778489" text:style-name="L171">
        <text:list-item>
          <text:list>
            <text:list-item>
              <text:p text:style-name="P249">stat value texts in character data change colour if positive/negative</text:p>
            </text:list-item>
          </text:list>
        </text:list-item>
      </text:list>
      <text:p text:style-name="P8"/>
      <text:list xml:id="list4061937042864394646"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944602671988895576"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8565235425066016949" text:style-name="L174">
        <text:list-item>
          <text:p text:style-name="P228">Character Roster</text:p>
          <text:list>
            <text:list-item>
              <text:p text:style-name="P251">character roster button highlights better when moused over DONE</text:p>
            </text:list-item>
          </text:list>
        </text:list-item>
      </text:list>
      <text:list xml:id="list5722638225898780016"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2440428830755082722"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665875157245154773" text:style-name="L177">
        <text:list-item>
          <text:p text:style-name="P216">Player Prefs</text:p>
        </text:list-item>
      </text:list>
      <text:list xml:id="list3839040057654368087"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3963229855124423970" text:style-name="L179">
        <text:list-item>
          <text:p text:style-name="P218">Save Game /Load Game system</text:p>
        </text:list-item>
      </text:list>
      <text:list xml:id="list3768031726910504114"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2112880165831245112"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585209590483285185"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6213009346082478203"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3213901712595983947"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3494820" text:continue-list="list2440428830755082722"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8394382741234420486"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2170730301031671478"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5434825899876377945"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6263646400264732702"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775777898995247666"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text:soft-page-break/>doesnt have to be used</text:p>
        </text:list-item>
      </text:list>
      <text:p text:style-name="P6">CharacterPresetLibrary</text:p>
      <text:list xml:id="list426398510062038427"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2360777737218396969"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8432885113972906748" text:style-name="L192">
        <text:list-item>
          <text:p text:style-name="P235">New Parents and view lists</text:p>
        </text:list-item>
      </text:list>
      <text:p text:style-name="P6">Base Bodies</text:p>
      <text:list xml:id="list33495708"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2114236268748609000" text:style-name="L193">
        <text:list-item>
          <text:p text:style-name="P236">Undead Heads</text:p>
          <text:list>
            <text:list-item>
              <text:p text:style-name="P236">Undead Head 1, etc</text:p>
            </text:list-item>
          </text:list>
        </text:list-item>
      </text:list>
      <text:list xml:id="list5324832257911506498" text:style-name="L194">
        <text:list-item>
          <text:p text:style-name="P237">Orc Heads</text:p>
          <text:list>
            <text:list-item>
              <text:p text:style-name="P237">Orc Head 1, etc</text:p>
            </text:list-item>
          </text:list>
        </text:list-item>
      </text:list>
      <text:list xml:id="list4589423026862786593" text:style-name="L195">
        <text:list-item>
          <text:p text:style-name="P238">Repeated for</text:p>
          <text:list>
            <text:list-item>
              <text:p text:style-name="P238">Chest, Legs, Right arm, right hand, left arm, left hand</text:p>
            </text:list-item>
          </text:list>
        </text:list-item>
      </text:list>
      <text:list xml:id="list5043725030470613608"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4536013735813442022"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8473979224414028082" text:style-name="L198">
        <text:list-item>
          <text:p text:style-name="P257">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3518980160539422869"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1793025560707316483"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2130612706778531388" text:style-name="L201">
        <text:list-item>
          <text:p text:style-name="P243">character creation page must be able to save the settings into a characterPresetData object</text:p>
        </text:list-item>
      </text:list>
      <text:p text:style-name="P9"/>
      <text:p text:style-name="P6">Data needed for loading/saving</text:p>
      <text:list xml:id="list1634925075298964902" text:style-name="L202">
        <text:list-item>
          <text:p text:style-name="P244">UCM</text:p>
          <text:list>
            <text:list-item>
              <text:p text:style-name="P244">All body parts and clothing parts</text:p>
            </text:list-item>
          </text:list>
        </text:list-item>
      </text:list>
      <text:list xml:id="list2469117127896566567" text:style-name="L203">
        <text:list-item>
          <text:p text:style-name="P245">Race (orc, human, etc)</text:p>
          <text:list>
            <text:list-item>
              <text:p text:style-name="P245">racial abilities/passives/traits</text:p>
            </text:list-item>
          </text:list>
        </text:list-item>
      </text:list>
      <text:list xml:id="list3024350463085335817" text:style-name="L204">
        <text:list-item>
          <text:p text:style-name="P246"><text:soft-page-break/>Combat related</text:p>
        </text:list-item>
      </text:list>
      <text:list xml:id="list33503197" text:continue-list="list2469117127896566567"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4699403437614783572"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2590399851762854160"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implement player prefs system for saving player made presets</text:p>
        </text:list-item>
        <text:list-item>
          <text:p text:style-name="P258">Replace weaponSetDataSO with just normal weapons, MH and OH weapon are selected individually</text:p>
          <text:list>
            <text:list-item>
              <text:p text:style-name="P258"><text:soft-page-break/>update GUI in charMaker screen for this (means we have more dynamic item pairings, more scale-able)</text:p>
            </text:list-item>
          </text:list>
        </text:list-item>
      </text:list>
      <text:list xml:id="list8344977422980108646" text:style-name="L207">
        <text:list-item>
          <text:p text:style-name="P259">Implement player can choose abilities and passives outside of presets</text:p>
        </text:list-item>
      </text:list>
      <text:list xml:id="list3963172692045384610" text:style-name="L208">
        <text:list-item>
          <text:p text:style-name="P260">Design + implement at least 8 origin characters</text:p>
          <text:list>
            <text:list-item>
              <text:p text:style-name="P260">carefully pick ability/passive/talent set ups</text:p>
            </text:list-item>
          </text:list>
        </text:list-item>
      </text:list>
      <text:list xml:id="list2328382464286199085" text:style-name="L209">
        <text:list-item>
          <text:p text:style-name="P261">Design + Implement at least 8 combat presets</text:p>
          <text:list>
            <text:list-item>
              <text:p text:style-name="P261">implement item suit views for each preset</text:p>
            </text:list-item>
          </text:list>
        </text:list-item>
      </text:list>
      <text:list xml:id="list33488373" text:continue-list="list3963172692045384610"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p text:style-name="P8"/>
      <text:p text:style-name="P8"/>
      <text:list xml:id="list33510421" text:continue-list="list2590399851762854160" text:style-name="L206">
        <text:list-item>
          <text:p text:style-name="P258">how to delete player made presets?</text:p>
        </text:list-item>
        <text:list-item>
          <text:p text:style-name="P258">How to fix masking issues? FIXED</text:p>
          <text:list>
            <text:list-item>
              <text:p text:style-name="P258">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7054718688073391186" text:style-name="L210">
        <text:list-item>
          <text:p text:style-name="P262">need to create new sorting layer bonus values for each sprite part on UCM</text:p>
          <text:list>
            <text:list-item>
              <text:p text:style-name="P262">problem: right arm wear gets masked by head wear mask because it is on the same layer as head/face</text:p>
            </text:list-item>
          </text:list>
        </text:list-item>
      </text:list>
      <text:p text:style-name="P8"/>
      <text:p text:style-name="P8">Choosing new ability process</text:p>
      <text:list xml:id="list821116823592227095" text:style-name="L211">
        <text:list-item>
          <text:p text:style-name="P263">on page opened, create temp list of currently know abilities/passives</text:p>
        </text:list-item>
        <text:list-item>
          <text:p text:style-name="P263">on edit ability button clicked</text:p>
          <text:list>
            <text:list-item>
              <text:p text:style-name="P263">if ability/passive is already in temp list, unlearn</text:p>
            </text:list-item>
            <text:list-item>
              <text:p text:style-name="P263">if not in temp list AND we havent learnt more then 4 abilities, place in temp list</text:p>
            </text:list-item>
          </text:list>
        </text:list-item>
      </text:list>
      <text:list xml:id="list8628528038274889695" text:style-name="L212">
        <text:list-item>
          <text:p text:style-name="P264">on window closed, build active ability tabs from abilities in temp list</text:p>
        </text:list-item>
      </text:list>
      <text:p text:style-name="P8"/>
      <text:p text:style-name="P8"/>
      <text:p text:style-name="P8"><text:soft-page-break/>Choosing new talents process</text:p>
      <text:list xml:id="list6269821421365596479" text:style-name="L213">
        <text:list-item>
          <text:p text:style-name="P265">on page opened, <text:s/>build choose talent window + texts from current talent pairings</text:p>
        </text:list-item>
        <text:list-item>
          <text:p text:style-name="P265">add up all spent talent points, see if player has spent them all or has free poi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6T13:28:33.50</dc:date>
    <dc:creator>Black Will</dc:creator>
    <meta:editing-duration>P4DT51M10S</meta:editing-duration>
    <meta:editing-cycles>50</meta:editing-cycles>
    <meta:generator>OpenOffice/4.1.6$Win32 OpenOffice.org_project/416m1$Build-9790</meta:generator>
    <meta:document-statistic meta:table-count="0" meta:image-count="0" meta:object-count="0" meta:page-count="106" meta:paragraph-count="2656" meta:word-count="19938" meta:character-count="112961"/>
  </office:meta>
</office:document-meta>
</file>